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26000000FA04E233DC2B932CD2.png" manifest:media-type="image/png"/>
  <manifest:file-entry manifest:full-path="Pictures/10000201000000370000004091F4B344BB9AFA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5" style:family="table">
      <style:table-properties style:width="18.002cm" table:align="margins"/>
    </style:style>
    <style:style style:name="Table5.A" style:family="table-column">
      <style:table-column-properties style:column-width="9.001cm" style:rel-column-width="32767*"/>
    </style:style>
    <style:style style:name="Table5.B" style:family="table-column">
      <style:table-column-properties style:column-width="9.001cm" style:rel-column-width="32768*"/>
    </style:style>
    <style:style style:name="Table5.A1" style:family="table-cell">
      <style:table-cell-properties style:vertical-align="middle" fo:padding="0.097cm" fo:border="none"/>
    </style:style>
    <style:style style:name="Table4" style:family="table">
      <style:table-properties style:width="14.259cm" table:align="center"/>
    </style:style>
    <style:style style:name="Table4.A" style:family="table-column">
      <style:table-column-properties style:column-width="5.013cm"/>
    </style:style>
    <style:style style:name="Table4.B" style:family="table-column">
      <style:table-column-properties style:column-width="4.708cm"/>
    </style:style>
    <style:style style:name="Table4.C" style:family="table-column">
      <style:table-column-properties style:column-width="4.538cm"/>
    </style:style>
    <style:style style:name="Table4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b2b2b2" fo:padding="0.097cm" fo:border="0.05pt solid #000000">
        <style:background-image/>
      </style:table-cell-properties>
    </style:style>
    <style:style style:name="Table4.A2" style:family="table-cell">
      <style:table-cell-properties fo:background-color="#e6f0bb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389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3.81cm"/>
    </style:style>
    <style:style style:name="Table1.C" style:family="table-column">
      <style:table-column-properties style:column-width="3.995cm"/>
    </style:style>
    <style:style style:name="Table1.D" style:family="table-column">
      <style:table-column-properties style:column-width="4.498cm"/>
    </style:style>
    <style:style style:name="Table1.E" style:family="table-column">
      <style:table-column-properties style:column-width="4.286cm"/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transparent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783cm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7" style:family="table-row">
      <style:table-row-properties fo:background-color="transparent" fo:keep-together="auto">
        <style:background-image/>
      </style:table-row-properties>
    </style:style>
    <style:style style:name="Table1.A7" style:family="table-cell">
      <style:table-cell-properties style:vertical-align="" fo:background-color="#a6a4aa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1" style:family="table-row">
      <style:table-row-properties fo:background-color="transparent" fo:keep-together="auto">
        <style:background-image/>
      </style:table-row-properties>
    </style:style>
    <style:style style:name="Table1.A11" style:family="table-cell">
      <style:table-cell-properties style:vertical-align="" fo:background-color="#a6a4aa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12" style:family="table-row">
      <style:table-row-properties fo:background-color="transparent" fo:keep-together="auto">
        <style:background-image/>
      </style:table-row-properties>
    </style:style>
    <style:style style:name="Table1.A12" style:family="table-cell">
      <style:table-cell-properties style:vertical-align="" fo:background-color="#e6f0bb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none" fo:border-top="none" fo:border-bottom="0.05pt solid #000000"/>
    </style:style>
    <style:style style:name="Table1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none" fo:border-top="none" fo:border-bottom="0.05pt solid #000000"/>
    </style:style>
    <style:style style:name="Table1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none" fo:border-top="none" fo:border-bottom="0.05pt solid #000000"/>
    </style:style>
    <style:style style:name="Table1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8" style:family="table-row">
      <style:table-row-properties fo:background-color="transparent" fo:keep-together="auto">
        <style:background-image/>
      </style:table-row-properties>
    </style:style>
    <style:style style:name="Table1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none" fo:border-top="none" fo:border-bottom="0.05pt solid #000000"/>
    </style:style>
    <style:style style:name="Table1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none" fo:border-top="none" fo:border-bottom="0.05pt solid #000000"/>
    </style:style>
    <style:style style:name="Table1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none" fo:border-top="none" fo:border-bottom="0.05pt solid #000000"/>
    </style:style>
    <style:style style:name="Table1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none" fo:border-top="none" fo:border-bottom="0.05pt solid #000000"/>
    </style:style>
    <style:style style:name="Table1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none" fo:border-top="none" fo:border-bottom="0.05pt solid #000000"/>
    </style:style>
    <style:style style:name="Table1.E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4" style:family="table-row">
      <style:table-row-properties fo:background-color="transparent" fo:keep-together="auto">
        <style:background-image/>
      </style:table-row-properties>
    </style:style>
    <style:style style:name="Table1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none" fo:border-top="none" fo:border-bottom="0.05pt solid #000000"/>
    </style:style>
    <style:style style:name="Table1.E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6" style:family="table-row">
      <style:table-row-properties fo:background-color="transparent" fo:keep-together="auto">
        <style:background-image/>
      </style:table-row-properties>
    </style:style>
    <style:style style:name="Table1.A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text-properties fo:color="#2c3756" style:font-name="FreeSans" fo:font-size="12pt" officeooo:rsid="00d62c03" officeooo:paragraph-rsid="00d62c03" style:font-size-asian="12pt" style:font-size-complex="12pt"/>
    </style:style>
    <style:style style:name="P6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7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FreeSans" fo:font-size="12pt" officeooo:rsid="00781c0a" officeooo:paragraph-rsid="00781c0a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2pt" officeooo:rsid="00791adf" officeooo:paragraph-rsid="00791adf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FreeSans" fo:font-size="12p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FreeSans" fo:font-size="12pt" officeooo:paragraph-rsid="00a0904b" style:font-size-asian="12pt" style:font-size-complex="12pt"/>
    </style:style>
    <style:style style:name="P12" style:family="paragraph" style:parent-style-name="Table_20_Contents">
      <style:text-properties style:font-name="FreeSans" fo:font-size="12pt" officeooo:rsid="00998a79" officeooo:paragraph-rsid="00a27337" style:font-size-asian="12pt" style:font-size-complex="12pt"/>
    </style:style>
    <style:style style:name="P13" style:family="paragraph" style:parent-style-name="Table_20_Contents">
      <style:text-properties style:font-name="FreeSans" fo:font-size="12pt" officeooo:rsid="00998a79" officeooo:paragraph-rsid="00b8c6e5" style:font-size-asian="12pt" style:font-size-complex="12pt"/>
    </style:style>
    <style:style style:name="P14" style:family="paragraph" style:parent-style-name="Table_20_Contents">
      <style:text-properties style:font-name="FreeSans" fo:font-size="12pt" officeooo:rsid="00998a79" officeooo:paragraph-rsid="00c91742" style:font-size-asian="12pt" style:font-size-complex="12pt"/>
    </style:style>
    <style:style style:name="P15" style:family="paragraph" style:parent-style-name="Table_20_Contents">
      <style:text-properties style:font-name="FreeSans" fo:font-size="12pt" officeooo:rsid="00998a79" officeooo:paragraph-rsid="00c97eb5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FreeSans" fo:font-size="12pt" officeooo:rsid="00d2d135" officeooo:paragraph-rsid="00d2d135" style:font-size-asian="12pt" style:font-size-complex="12pt"/>
    </style:style>
    <style:style style:name="P17" style:family="paragraph" style:parent-style-name="Table_20_Contents">
      <style:text-properties style:font-name="FreeSans" fo:font-size="11pt" officeooo:rsid="00387983" officeooo:paragraph-rsid="00a27337" style:font-size-asian="11pt" style:font-size-complex="11pt"/>
    </style:style>
    <style:style style:name="P18" style:family="paragraph" style:parent-style-name="Table_20_Contents">
      <style:text-properties style:font-name="FreeSans" fo:font-size="11pt" officeooo:paragraph-rsid="00a27337" style:font-size-asian="11pt" style:font-size-complex="11pt"/>
    </style:style>
    <style:style style:name="P19" style:family="paragraph" style:parent-style-name="Table_20_Contents">
      <style:text-properties style:font-name="FreeSans" fo:font-size="11pt" officeooo:rsid="00394d6d" officeooo:paragraph-rsid="00a27337" style:font-size-asian="11pt" style:font-size-complex="11pt"/>
    </style:style>
    <style:style style:name="P20" style:family="paragraph" style:parent-style-name="Table_20_Contents">
      <style:text-properties style:font-name="FreeSans" fo:font-size="11pt" officeooo:rsid="003a7e6e" officeooo:paragraph-rsid="00a27337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size="11pt" officeooo:rsid="003a7e6e" officeooo:paragraph-rsid="00a27337" style:font-size-asian="11pt" style:font-size-complex="11pt"/>
    </style:style>
    <style:style style:name="P22" style:family="paragraph" style:parent-style-name="Table_20_Contents">
      <style:text-properties style:font-name="FreeSans" fo:font-size="11pt" officeooo:rsid="009201b2" officeooo:paragraph-rsid="00a27337" style:font-size-asian="11pt" style:font-size-complex="11pt"/>
    </style:style>
    <style:style style:name="P23" style:family="paragraph" style:parent-style-name="Table_20_Contents">
      <style:text-properties style:font-name="FreeSans" fo:font-size="11pt" officeooo:rsid="00926a52" officeooo:paragraph-rsid="00a27337" style:font-size-asian="11pt" style:font-size-complex="11pt"/>
    </style:style>
    <style:style style:name="P24" style:family="paragraph" style:parent-style-name="Table_20_Contents">
      <style:text-properties style:font-name="FreeSans" fo:font-size="11pt" officeooo:rsid="00927cb8" officeooo:paragraph-rsid="00a27337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style:font-name="FreeSans" fo:font-size="11pt" officeooo:rsid="00791adf" officeooo:paragraph-rsid="00a27337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1pt" officeooo:rsid="00791adf" officeooo:paragraph-rsid="00ab720e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FreeSans" fo:font-size="11pt" officeooo:rsid="0092a2c3" officeooo:paragraph-rsid="00a27337" style:font-size-asian="11pt" style:font-size-complex="11pt"/>
    </style:style>
    <style:style style:name="P28" style:family="paragraph" style:parent-style-name="Table_20_Contents">
      <style:text-properties style:font-name="FreeSans" fo:font-size="11pt" officeooo:rsid="0092a2c3" officeooo:paragraph-rsid="00a27337" style:font-size-asian="11pt" style:font-size-complex="11pt"/>
    </style:style>
    <style:style style:name="P29" style:family="paragraph" style:parent-style-name="Table_20_Contents">
      <style:text-properties style:font-name="FreeSans" fo:font-size="11pt" officeooo:rsid="00981391" officeooo:paragraph-rsid="00a27337" style:font-size-asian="11pt" style:font-size-complex="11pt"/>
    </style:style>
    <style:style style:name="P30" style:family="paragraph" style:parent-style-name="Table_20_Contents">
      <style:text-properties style:font-name="FreeSans" fo:font-size="11pt" officeooo:rsid="009808ea" officeooo:paragraph-rsid="00a27337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FreeSans" fo:font-size="11pt" officeooo:rsid="00b3668c" officeooo:paragraph-rsid="00b3668c" style:font-size-asian="11pt" style:font-size-complex="11pt"/>
    </style:style>
    <style:style style:name="P32" style:family="paragraph" style:parent-style-name="Table_20_Contents">
      <style:text-properties style:font-name="FreeSans" fo:font-size="11pt" officeooo:rsid="00998a79" officeooo:paragraph-rsid="00a27337" style:font-size-asian="11pt" style:font-size-complex="11pt"/>
    </style:style>
    <style:style style:name="P33" style:family="paragraph" style:parent-style-name="Table_20_Contents">
      <style:text-properties style:font-name="FreeSans" fo:font-size="11pt" officeooo:rsid="00998a79" officeooo:paragraph-rsid="00b8c6e5" style:font-size-asian="11pt" style:font-size-complex="11pt"/>
    </style:style>
    <style:style style:name="P34" style:family="paragraph" style:parent-style-name="Table_20_Contents">
      <style:text-properties style:font-name="FreeSans" fo:font-size="11pt" officeooo:rsid="009a4565" officeooo:paragraph-rsid="00a27337" style:font-size-asian="11pt" style:font-size-complex="11pt"/>
    </style:style>
    <style:style style:name="P35" style:family="paragraph" style:parent-style-name="Table_20_Contents">
      <style:text-properties style:font-name="FreeSans" fo:font-size="11pt" officeooo:rsid="009a4565" officeooo:paragraph-rsid="00b0a36a" style:font-size-asian="11pt" style:font-size-complex="11pt"/>
    </style:style>
    <style:style style:name="P36" style:family="paragraph" style:parent-style-name="Table_20_Contents">
      <style:text-properties style:font-name="FreeSans" fo:font-size="11pt" officeooo:rsid="009a4565" officeooo:paragraph-rsid="00b8c6e5" style:font-size-asian="11pt" style:font-size-complex="11pt"/>
    </style:style>
    <style:style style:name="P37" style:family="paragraph" style:parent-style-name="Table_20_Contents">
      <style:text-properties style:font-name="FreeSans" fo:font-size="11pt" officeooo:rsid="009a4565" officeooo:paragraph-rsid="00ba1536" style:font-size-asian="11pt" style:font-size-complex="11pt"/>
    </style:style>
    <style:style style:name="P38" style:family="paragraph" style:parent-style-name="Table_20_Contents">
      <style:text-properties style:font-name="FreeSans" fo:font-size="11pt" officeooo:rsid="009a4565" officeooo:paragraph-rsid="00bff2f3" style:font-size-asian="11pt" style:font-size-complex="11pt"/>
    </style:style>
    <style:style style:name="P39" style:family="paragraph" style:parent-style-name="Table_20_Contents">
      <style:text-properties style:font-name="FreeSans" fo:font-size="11pt" officeooo:rsid="009a4565" officeooo:paragraph-rsid="00d215c6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FreeSans" fo:font-size="11pt" officeooo:rsid="00abeb99" officeooo:paragraph-rsid="00abeb99" style:font-size-asian="11pt" style:font-size-complex="11pt"/>
    </style:style>
    <style:style style:name="P41" style:family="paragraph" style:parent-style-name="Table_20_Contents">
      <style:text-properties style:font-name="FreeSans" fo:font-size="11pt" officeooo:rsid="00abeb99" officeooo:paragraph-rsid="00abeb99" style:font-size-asian="11pt" style:font-size-complex="11pt"/>
    </style:style>
    <style:style style:name="P42" style:family="paragraph" style:parent-style-name="Table_20_Contents">
      <style:text-properties style:font-name="FreeSans" fo:font-size="11pt" officeooo:rsid="00abeb99" officeooo:paragraph-rsid="00ba1536" style:font-size-asian="11pt" style:font-size-complex="11pt"/>
    </style:style>
    <style:style style:name="P43" style:family="paragraph" style:parent-style-name="Table_20_Contents">
      <style:text-properties style:font-name="FreeSans" fo:font-size="11pt" officeooo:rsid="00abeb99" officeooo:paragraph-rsid="00d02019" style:font-size-asian="11pt" style:font-size-complex="11pt"/>
    </style:style>
    <style:style style:name="P44" style:family="paragraph" style:parent-style-name="Table_20_Contents">
      <style:text-properties style:font-name="FreeSans" fo:font-size="11pt" officeooo:rsid="00ad3756" officeooo:paragraph-rsid="00af2cb5" style:font-size-asian="11pt" style:font-size-complex="11pt"/>
    </style:style>
    <style:style style:name="P45" style:family="paragraph" style:parent-style-name="Table_20_Contents">
      <style:text-properties style:font-name="FreeSans" fo:font-size="11pt" officeooo:rsid="00ad3756" officeooo:paragraph-rsid="00ce9b4b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FreeSans" fo:font-size="11pt" officeooo:rsid="009ef996" officeooo:paragraph-rsid="00a27337" style:font-size-asian="11pt" style:font-size-complex="11pt"/>
    </style:style>
    <style:style style:name="P47" style:family="paragraph" style:parent-style-name="Table_20_Contents">
      <style:text-properties style:font-name="FreeSans" fo:font-size="11pt" officeooo:rsid="009cfa43" officeooo:paragraph-rsid="00a27337" style:font-size-asian="11pt" style:font-size-complex="11pt"/>
    </style:style>
    <style:style style:name="P48" style:family="paragraph" style:parent-style-name="Table_20_Contents">
      <style:text-properties style:font-name="FreeSans" fo:font-size="11pt" officeooo:rsid="00aa06d7" officeooo:paragraph-rsid="00aa06d7" style:font-size-asian="11pt" style:font-size-complex="11pt"/>
    </style:style>
    <style:style style:name="P49" style:family="paragraph" style:parent-style-name="Table_20_Contents">
      <style:text-properties style:font-name="FreeSans" fo:font-size="11pt" officeooo:rsid="00aa149a" officeooo:paragraph-rsid="00aa149a" style:font-size-asian="11pt" style:font-size-complex="11pt"/>
    </style:style>
    <style:style style:name="P50" style:family="paragraph" style:parent-style-name="Table_20_Contents">
      <style:text-properties style:font-name="FreeSans" fo:font-size="11pt" officeooo:rsid="003bd18e" officeooo:paragraph-rsid="00a27337" style:font-size-asian="11pt" style:font-size-complex="11pt"/>
    </style:style>
    <style:style style:name="P51" style:family="paragraph" style:parent-style-name="Table_20_Contents">
      <style:text-properties style:font-name="FreeSans" fo:font-size="11pt" officeooo:rsid="003d84f4" officeooo:paragraph-rsid="00a27337" style:font-size-asian="11pt" style:font-size-complex="11pt"/>
    </style:style>
    <style:style style:name="P52" style:family="paragraph" style:parent-style-name="Table_20_Contents">
      <style:text-properties style:font-name="FreeSans" fo:font-size="11pt" officeooo:rsid="00b8731f" officeooo:paragraph-rsid="00b8731f" style:font-size-asian="11pt" style:font-size-complex="11pt"/>
    </style:style>
    <style:style style:name="P53" style:family="paragraph" style:parent-style-name="Table_20_Contents">
      <style:text-properties style:font-name="FreeSans" fo:font-size="11pt" officeooo:rsid="00b8731f" officeooo:paragraph-rsid="00b8c6e5" style:font-size-asian="11pt" style:font-size-complex="11pt"/>
    </style:style>
    <style:style style:name="P54" style:family="paragraph" style:parent-style-name="Table_20_Contents">
      <style:text-properties style:font-name="FreeSans" fo:font-size="11pt" officeooo:rsid="00b8731f" officeooo:paragraph-rsid="00d2d135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FreeSans" fo:font-size="11pt" officeooo:rsid="00b8c6e5" officeooo:paragraph-rsid="00b8c6e5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style:font-name="FreeSans" fo:font-size="11pt" officeooo:rsid="00ba1536" officeooo:paragraph-rsid="00ba1536" style:font-size-asian="11pt" style:font-size-complex="11pt"/>
    </style:style>
    <style:style style:name="P57" style:family="paragraph" style:parent-style-name="Table_20_Contents">
      <style:text-properties style:font-name="FreeSans" fo:font-size="11pt" officeooo:rsid="00bcec99" officeooo:paragraph-rsid="00bcec99" style:font-size-asian="11pt" style:font-size-complex="11pt"/>
    </style:style>
    <style:style style:name="P58" style:family="paragraph" style:parent-style-name="Table_20_Contents">
      <style:text-properties style:font-name="FreeSans" fo:font-size="11pt" officeooo:rsid="00cab9f4" officeooo:paragraph-rsid="00cab9f4" style:font-size-asian="11pt" style:font-size-complex="11pt"/>
    </style:style>
    <style:style style:name="P59" style:family="paragraph" style:parent-style-name="Table_20_Contents">
      <style:text-properties style:font-name="FreeSans" fo:font-size="11pt" officeooo:rsid="00cab9f4" officeooo:paragraph-rsid="00ce9b4b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style:font-name="FreeSans" fo:font-size="11pt" officeooo:rsid="00ce9b4b" officeooo:paragraph-rsid="00ce9b4b" style:font-size-asian="11pt" style:font-size-complex="11pt"/>
    </style:style>
    <style:style style:name="P61" style:family="paragraph" style:parent-style-name="Table_20_Contents">
      <style:text-properties style:font-name="FreeSans" fo:font-size="11pt" officeooo:rsid="00ddbdd0" officeooo:paragraph-rsid="00ddbdd0" style:font-size-asian="11pt" style:font-size-complex="11pt"/>
    </style:style>
    <style:style style:name="P62" style:family="paragraph" style:parent-style-name="Table_20_Contents">
      <style:text-properties style:font-name="FreeSans" fo:font-size="11pt" fo:font-weight="bold" officeooo:rsid="003a7e6e" officeooo:paragraph-rsid="00a27337" style:font-size-asian="11pt" style:font-weight-asian="bold" style:font-size-complex="11pt" style:font-weight-complex="bold"/>
    </style:style>
    <style:style style:name="P63" style:family="paragraph" style:parent-style-name="Table_20_Contents">
      <style:text-properties style:font-name="FreeSans" fo:font-size="11pt" fo:font-weight="bold" officeooo:rsid="003ee2af" officeooo:paragraph-rsid="00a27337" style:font-size-asian="11pt" style:font-weight-asian="bold" style:font-size-complex="11pt" style:font-weight-complex="bold"/>
    </style:style>
    <style:style style:name="P64" style:family="paragraph" style:parent-style-name="Table_20_Contents">
      <style:text-properties style:font-name="FreeSans" fo:font-size="11pt" fo:font-weight="bold" officeooo:rsid="003bd18e" officeooo:paragraph-rsid="00a27337" style:font-size-asian="11pt" style:font-weight-asian="bold" style:font-size-complex="11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FreeSans" fo:font-size="11pt" fo:font-weight="bold" officeooo:rsid="00d2d135" officeooo:paragraph-rsid="00d2d135" style:font-size-asian="11pt" style:font-weight-asian="bold" style:font-size-complex="11pt" style:font-weight-complex="bold"/>
    </style:style>
    <style:style style:name="P66" style:family="paragraph" style:parent-style-name="Table_20_Contents">
      <style:text-properties style:text-outline="false" style:font-name="FreeSans" fo:font-size="11pt" fo:font-style="italic" fo:text-shadow="none" fo:font-weight="normal" officeooo:rsid="00998a79" officeooo:paragraph-rsid="00a27337" style:font-size-asian="11pt" style:font-style-asian="italic" style:font-weight-asian="normal" style:font-size-complex="11pt" style:font-style-complex="italic" style:font-weight-complex="normal"/>
    </style:style>
    <style:style style:name="P67" style:family="paragraph" style:parent-style-name="Table_20_Contents">
      <style:text-properties style:text-outline="false" style:font-name="FreeSans" fo:font-size="11pt" fo:font-style="italic" fo:text-shadow="none" fo:font-weight="normal" officeooo:rsid="00998a79" officeooo:paragraph-rsid="00b8c6e5" style:font-size-asian="11pt" style:font-style-asian="italic" style:font-weight-asian="normal" style:font-size-complex="11pt" style:font-style-complex="italic" style:font-weight-complex="normal"/>
    </style:style>
    <style:style style:name="P68" style:family="paragraph" style:parent-style-name="Table_20_Contents">
      <style:text-properties style:text-outline="false" style:font-name="FreeSans" fo:font-size="11pt" fo:font-style="italic" fo:text-shadow="none" fo:font-weight="normal" officeooo:rsid="00998a79" officeooo:paragraph-rsid="00d2d135" style:font-size-asian="11pt" style:font-style-asian="italic" style:font-weight-asian="normal" style:font-size-complex="11pt" style:font-style-complex="italic" style:font-weight-complex="normal"/>
    </style:style>
    <style:style style:name="P69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48399" officeooo:paragraph-rsid="00d62c03" style:font-size-asian="12pt" style:font-style-asian="italic" style:font-size-complex="12pt" style:font-style-complex="italic"/>
    </style:style>
    <style:style style:name="P70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48399" officeooo:paragraph-rsid="00d73e55" style:font-size-asian="12pt" style:font-style-asian="italic" style:font-size-complex="12pt" style:font-style-complex="italic"/>
    </style:style>
    <style:style style:name="P71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d73e55" officeooo:paragraph-rsid="00d73e55" style:font-size-asian="12pt" style:font-style-asian="italic" style:font-size-complex="12pt" style:font-style-complex="italic"/>
    </style:style>
    <style:style style:name="P72" style:family="paragraph" style:parent-style-name="Footer">
      <style:text-properties fo:font-size="2pt" style:font-size-asian="1.75pt" style:font-size-complex="2pt"/>
    </style:style>
    <style:style style:name="P73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74" style:family="paragraph" style:parent-style-name="Standard">
      <style:paragraph-properties fo:line-height="115%"/>
      <style:text-properties style:font-name="FreeSans" fo:font-size="15pt" fo:letter-spacing="0.035cm" officeooo:rsid="00316b4f" officeooo:paragraph-rsid="00316b4f" style:font-size-asian="13.1000003814697pt" style:font-size-complex="15pt"/>
    </style:style>
    <style:style style:name="P75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76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c475a" style:font-size-asian="14pt" style:font-size-complex="14pt"/>
    </style:style>
    <style:style style:name="P77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4a30c" style:font-size-asian="14pt" style:font-size-complex="14pt"/>
    </style:style>
    <style:style style:name="P78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5586" style:font-size-asian="14pt" style:font-size-complex="14pt"/>
    </style:style>
    <style:style style:name="P79" style:family="paragraph" style:parent-style-name="Standard">
      <style:paragraph-properties fo:line-height="115%"/>
      <style:text-properties style:font-name="FreeSans" fo:font-size="14pt" fo:letter-spacing="0.035cm" officeooo:rsid="0042a6df" officeooo:paragraph-rsid="0042a6df" style:font-size-asian="14pt" style:font-size-complex="14pt"/>
    </style:style>
    <style:style style:name="P80" style:family="paragraph" style:parent-style-name="Standard">
      <style:paragraph-properties fo:line-height="115%"/>
      <style:text-properties style:font-name="FreeSans" fo:font-size="14pt" fo:letter-spacing="0.035cm" officeooo:rsid="0042ed57" officeooo:paragraph-rsid="0042ed57" style:font-size-asian="14pt" style:font-size-complex="14pt"/>
    </style:style>
    <style:style style:name="P81" style:family="paragraph" style:parent-style-name="Standard">
      <style:paragraph-properties fo:line-height="115%"/>
      <style:text-properties style:font-name="FreeSans" fo:font-size="14pt" fo:letter-spacing="0.035cm" officeooo:rsid="00488ae3" officeooo:paragraph-rsid="00488ae3" style:font-size-asian="14pt" style:font-size-complex="14pt"/>
    </style:style>
    <style:style style:name="P82" style:family="paragraph" style:parent-style-name="Standard">
      <style:paragraph-properties fo:line-height="115%"/>
      <style:text-properties style:font-name="FreeSans" fo:font-size="14pt" fo:letter-spacing="0.035cm" officeooo:rsid="0049cb07" officeooo:paragraph-rsid="0049cb07" style:font-size-asian="14pt" style:font-size-complex="14pt"/>
    </style:style>
    <style:style style:name="P83" style:family="paragraph" style:parent-style-name="Standard">
      <style:paragraph-properties fo:line-height="115%"/>
      <style:text-properties style:font-name="FreeSans" fo:font-size="14pt" fo:letter-spacing="0.035cm" officeooo:rsid="0054c814" officeooo:paragraph-rsid="0054c814" style:font-size-asian="14pt" style:font-size-complex="14pt"/>
    </style:style>
    <style:style style:name="P84" style:family="paragraph" style:parent-style-name="Standard">
      <style:paragraph-properties fo:line-height="115%"/>
      <style:text-properties style:font-name="FreeSans" fo:font-size="14pt" fo:letter-spacing="0.035cm" officeooo:rsid="007a4a2c" officeooo:paragraph-rsid="007a4a2c" style:font-size-asian="14pt" style:font-size-complex="14pt"/>
    </style:style>
    <style:style style:name="P85" style:family="paragraph" style:parent-style-name="Standard">
      <style:paragraph-properties fo:line-height="115%"/>
      <style:text-properties style:font-name="FreeSans" fo:font-size="14pt" fo:letter-spacing="0.035cm" fo:font-style="italic" fo:font-weight="bold" officeooo:rsid="00a27337" officeooo:paragraph-rsid="00a27337" style:font-size-asian="14pt" style:font-style-asian="italic" style:font-weight-asian="bold" style:font-size-complex="14pt" style:font-style-complex="italic" style:font-weight-complex="bold"/>
    </style:style>
    <style:style style:name="P86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87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88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28pt" fo:letter-spacing="0.106cm" fo:font-style="italic" fo:font-weight="bold" officeooo:rsid="00316b4f" officeooo:paragraph-rsid="00316b4f" style:font-size-asian="28pt" style:font-style-asian="italic" style:font-weight-asian="bold" style:font-size-complex="28pt" style:font-style-complex="italic" style:font-weight-complex="bold"/>
    </style:style>
    <style:style style:name="P89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2fd2a" officeooo:paragraph-rsid="0032fd2a" style:font-size-asian="13.1000003814697pt" style:font-weight-asian="bold" style:font-size-complex="15pt" style:font-weight-complex="bold"/>
    </style:style>
    <style:style style:name="P90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4a30c" officeooo:paragraph-rsid="0034a30c" style:font-size-asian="13.1000003814697pt" style:font-weight-asian="bold" style:font-size-complex="15pt" style:font-weight-complex="bold"/>
    </style:style>
    <style:style style:name="P91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5586" officeooo:paragraph-rsid="00365586" style:font-size-asian="13.1000003814697pt" style:font-weight-asian="bold" style:font-size-complex="15pt" style:font-weight-complex="bold"/>
    </style:style>
    <style:style style:name="P92" style:family="paragraph" style:parent-style-name="Standard">
      <style:text-properties officeooo:paragraph-rsid="00a27337"/>
    </style:style>
    <style:style style:name="P93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94" style:family="paragraph" style:parent-style-name="Standard">
      <style:paragraph-properties fo:line-height="115%" fo:break-before="page"/>
      <style:text-properties fo:color="#2c3756" style:font-name="FreeSans" fo:font-size="16pt" fo:letter-spacing="0.035cm" fo:font-style="normal" officeooo:rsid="0032fd2a" officeooo:paragraph-rsid="00d62c03" style:font-size-asian="16pt" style:font-style-asian="normal" style:font-size-complex="16pt" style:font-style-complex="normal"/>
    </style:style>
    <style:style style:name="P95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96" style:family="paragraph" style:parent-style-name="Standard" style:list-style-name="L1">
      <style:paragraph-properties fo:line-height="115%"/>
      <style:text-properties style:font-name="FreeSans" fo:font-size="14pt" fo:letter-spacing="0.035cm" officeooo:rsid="004f15ca" officeooo:paragraph-rsid="004f15ca" style:font-size-asian="14pt" style:font-size-complex="14pt"/>
    </style:style>
    <style:style style:name="P97" style:family="paragraph" style:parent-style-name="Standard" style:list-style-name="L1">
      <style:paragraph-properties fo:line-height="115%"/>
      <style:text-properties style:font-name="FreeSans" fo:font-size="14pt" fo:letter-spacing="0.035cm" officeooo:rsid="0054c814" officeooo:paragraph-rsid="0054c814" style:font-size-asian="14pt" style:font-size-complex="14pt"/>
    </style:style>
    <style:style style:name="P98" style:family="paragraph" style:parent-style-name="Standard" style:list-style-name="L1">
      <style:paragraph-properties fo:line-height="115%"/>
      <style:text-properties style:font-name="FreeSans" fo:font-size="14pt" fo:letter-spacing="0.035cm" officeooo:rsid="0054c814" officeooo:paragraph-rsid="006447c7" style:font-size-asian="14pt" style:font-size-complex="14pt"/>
    </style:style>
    <style:style style:name="P99" style:family="paragraph" style:parent-style-name="Standard" style:list-style-name="L1">
      <style:paragraph-properties fo:line-height="115%"/>
      <style:text-properties style:font-name="FreeSans" fo:font-size="14pt" fo:letter-spacing="0.035cm" officeooo:rsid="0054c814" officeooo:paragraph-rsid="005bbe76" style:font-size-asian="14pt" style:font-size-complex="14pt"/>
    </style:style>
    <style:style style:name="P100" style:family="paragraph" style:parent-style-name="Standard" style:list-style-name="L1">
      <style:paragraph-properties fo:line-height="115%"/>
      <style:text-properties style:font-name="FreeSans" fo:font-size="14pt" fo:letter-spacing="0.035cm" officeooo:rsid="0054c814" officeooo:paragraph-rsid="005eefd9" style:font-size-asian="14pt" style:font-size-complex="14pt"/>
    </style:style>
    <style:style style:name="P101" style:family="paragraph" style:parent-style-name="Standard" style:list-style-name="L1">
      <style:paragraph-properties fo:line-height="115%"/>
      <style:text-properties style:font-name="FreeSans" fo:font-size="14pt" fo:letter-spacing="0.035cm" officeooo:rsid="006447c7" officeooo:paragraph-rsid="006447c7" style:font-size-asian="14pt" style:font-size-complex="14pt"/>
    </style:style>
    <style:style style:name="P102" style:family="paragraph" style:parent-style-name="Standard" style:list-style-name="L1">
      <style:paragraph-properties fo:line-height="115%"/>
      <style:text-properties style:font-name="FreeSans" fo:font-size="14pt" fo:letter-spacing="0.035cm" officeooo:rsid="0057b1f6" officeooo:paragraph-rsid="0057b1f6" style:font-size-asian="14pt" style:font-size-complex="14pt"/>
    </style:style>
    <style:style style:name="P103" style:family="paragraph" style:parent-style-name="Standard" style:list-style-name="L1">
      <style:paragraph-properties fo:line-height="115%"/>
      <style:text-properties style:font-name="FreeSans" fo:font-size="14pt" fo:letter-spacing="0.035cm" officeooo:rsid="0057b1f6" officeooo:paragraph-rsid="005eefd9" style:font-size-asian="14pt" style:font-size-complex="14pt"/>
    </style:style>
    <style:style style:name="P104" style:family="paragraph" style:parent-style-name="Standard" style:list-style-name="L1">
      <style:paragraph-properties fo:line-height="115%"/>
      <style:text-properties style:font-name="FreeSans" fo:font-size="14pt" fo:letter-spacing="0.035cm" officeooo:rsid="00599694" officeooo:paragraph-rsid="00599694" style:font-size-asian="14pt" style:font-size-complex="14pt"/>
    </style:style>
    <style:style style:name="P105" style:family="paragraph" style:parent-style-name="Standard" style:list-style-name="L1">
      <style:paragraph-properties fo:line-height="115%"/>
      <style:text-properties style:font-name="FreeSans" fo:font-size="14pt" fo:letter-spacing="0.035cm" officeooo:rsid="00599694" officeooo:paragraph-rsid="005eefd9" style:font-size-asian="14pt" style:font-size-complex="14pt"/>
    </style:style>
    <style:style style:name="P106" style:family="paragraph" style:parent-style-name="Standard" style:list-style-name="L1">
      <style:paragraph-properties fo:line-height="115%"/>
      <style:text-properties style:font-name="FreeSans" fo:font-size="14pt" fo:letter-spacing="0.035cm" officeooo:rsid="006b2a35" officeooo:paragraph-rsid="006b2a35" style:font-size-asian="14pt" style:font-size-complex="14pt"/>
    </style:style>
    <style:style style:name="P107" style:family="paragraph">
      <loext:graphic-properties draw:fill-color="#2c3756"/>
    </style:style>
    <style:style style:name="P108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9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10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31fdb9"/>
    </style:style>
    <style:style style:name="T2" style:family="text">
      <style:text-properties officeooo:rsid="00316b4f"/>
    </style:style>
    <style:style style:name="T3" style:family="text">
      <style:text-properties officeooo:rsid="00304b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fo:font-weight="bold" officeooo:rsid="00387983" style:font-weight-asian="bold" style:font-weight-complex="bold"/>
    </style:style>
    <style:style style:name="T7" style:family="text">
      <style:text-properties fo:font-weight="bold" officeooo:rsid="008a52dc" style:font-weight-asian="bold" style:font-weight-complex="bold"/>
    </style:style>
    <style:style style:name="T8" style:family="text">
      <style:text-properties officeooo:rsid="002f1e74"/>
    </style:style>
    <style:style style:name="T9" style:family="text">
      <style:text-properties officeooo:rsid="0034a30c"/>
    </style:style>
    <style:style style:name="T10" style:family="text">
      <style:text-properties officeooo:rsid="0046779f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b0a36a" style:font-style-asian="italic" style:font-style-complex="italic"/>
    </style:style>
    <style:style style:name="T13" style:family="text">
      <style:text-properties fo:font-style="italic" fo:text-shadow="1pt 1pt" officeooo:rsid="00b0a36a" style:font-style-asian="italic" style:font-style-complex="italic"/>
    </style:style>
    <style:style style:name="T14" style:family="text">
      <style:text-properties officeooo:rsid="004abc32"/>
    </style:style>
    <style:style style:name="T15" style:family="text">
      <style:text-properties officeooo:rsid="004daecd"/>
    </style:style>
    <style:style style:name="T16" style:family="text">
      <style:text-properties officeooo:rsid="0056037d"/>
    </style:style>
    <style:style style:name="T17" style:family="text">
      <style:text-properties officeooo:rsid="0056880a"/>
    </style:style>
    <style:style style:name="T18" style:family="text">
      <style:text-properties officeooo:rsid="005e11f2"/>
    </style:style>
    <style:style style:name="T19" style:family="text">
      <style:text-properties officeooo:rsid="00643b5b"/>
    </style:style>
    <style:style style:name="T20" style:family="text">
      <style:text-properties officeooo:rsid="006447c7"/>
    </style:style>
    <style:style style:name="T21" style:family="text">
      <style:text-properties officeooo:rsid="006e77e3"/>
    </style:style>
    <style:style style:name="T22" style:family="text">
      <style:text-properties officeooo:rsid="00754dc6"/>
    </style:style>
    <style:style style:name="T23" style:family="text">
      <style:text-properties officeooo:rsid="00781c0a"/>
    </style:style>
    <style:style style:name="T24" style:family="text">
      <style:text-properties officeooo:rsid="007be56f"/>
    </style:style>
    <style:style style:name="T25" style:family="text">
      <style:text-properties officeooo:rsid="008266cf"/>
    </style:style>
    <style:style style:name="T26" style:family="text">
      <style:text-properties officeooo:rsid="0082c6f3"/>
    </style:style>
    <style:style style:name="T27" style:family="text">
      <style:text-properties officeooo:rsid="0084dcd5"/>
    </style:style>
    <style:style style:name="T28" style:family="text">
      <style:text-properties officeooo:rsid="0086fbf3"/>
    </style:style>
    <style:style style:name="T29" style:family="text">
      <style:text-properties officeooo:rsid="008a52dc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8a52dc" style:font-weight-asian="normal" style:font-weight-complex="normal"/>
    </style:style>
    <style:style style:name="T32" style:family="text">
      <style:text-properties fo:font-weight="normal" officeooo:rsid="008f7733" style:font-weight-asian="normal" style:font-weight-complex="normal"/>
    </style:style>
    <style:style style:name="T33" style:family="text">
      <style:text-properties fo:font-weight="normal" officeooo:rsid="00e2efb8" style:font-weight-asian="normal" style:font-weight-complex="normal"/>
    </style:style>
    <style:style style:name="T34" style:family="text">
      <style:text-properties officeooo:rsid="008b7029"/>
    </style:style>
    <style:style style:name="T35" style:family="text">
      <style:text-properties officeooo:rsid="008d5e7e"/>
    </style:style>
    <style:style style:name="T36" style:family="text">
      <style:text-properties officeooo:rsid="00926a52"/>
    </style:style>
    <style:style style:name="T37" style:family="text">
      <style:text-properties officeooo:rsid="00927cb8"/>
    </style:style>
    <style:style style:name="T38" style:family="text">
      <style:text-properties style:use-window-font-color="true" style:text-underline-style="none"/>
    </style:style>
    <style:style style:name="T39" style:family="text">
      <style:text-properties style:use-window-font-color="true" style:text-underline-style="none" officeooo:rsid="00b8c6e5"/>
    </style:style>
    <style:style style:name="T40" style:family="text">
      <style:text-properties style:use-window-font-color="true" fo:text-shadow="1pt 1pt" style:text-underline-style="none"/>
    </style:style>
    <style:style style:name="T41" style:family="text">
      <style:text-properties style:use-window-font-color="true" fo:text-shadow="1pt 1pt" style:text-underline-style="none" officeooo:rsid="009808ea"/>
    </style:style>
    <style:style style:name="T42" style:family="text">
      <style:text-properties style:use-window-font-color="true" style:text-outline="false" style:font-name="FreeSans" fo:font-size="11pt" fo:font-style="italic" fo:text-shadow="none" style:text-underline-style="none" fo:font-weight="normal" officeooo:rsid="009808ea" style:font-size-asian="11pt" style:font-style-asian="italic" style:font-weight-asian="normal" style:font-size-complex="11pt" style:font-style-complex="italic" style:font-weight-complex="normal"/>
    </style:style>
    <style:style style:name="T43" style:family="text">
      <style:text-properties style:use-window-font-color="true" style:text-outline="false" style:text-position="0% 100%" style:font-name="FreeSans" fo:font-style="normal" fo:text-shadow="none" fo:font-weight="normal" style:font-style-asian="normal" style:font-weight-asian="normal" style:font-style-complex="normal" style:font-weight-complex="normal"/>
    </style:style>
    <style:style style:name="T44" style:family="text">
      <style:text-properties officeooo:rsid="009b3d4d"/>
    </style:style>
    <style:style style:name="T45" style:family="text">
      <style:text-properties officeooo:rsid="00a601f2"/>
    </style:style>
    <style:style style:name="T46" style:family="text">
      <style:text-properties officeooo:rsid="00aa149a"/>
    </style:style>
    <style:style style:name="T47" style:family="text">
      <style:text-properties officeooo:rsid="00abeb99"/>
    </style:style>
    <style:style style:name="T48" style:family="text">
      <style:text-properties officeooo:rsid="00af2cb5"/>
    </style:style>
    <style:style style:name="T49" style:family="text">
      <style:text-properties officeooo:rsid="00b0a36a"/>
    </style:style>
    <style:style style:name="T50" style:family="text">
      <style:text-properties officeooo:rsid="00b426a3"/>
    </style:style>
    <style:style style:name="T51" style:family="text">
      <style:text-properties fo:text-shadow="1pt 1pt"/>
    </style:style>
    <style:style style:name="T52" style:family="text">
      <style:text-properties fo:text-shadow="1pt 1pt" officeooo:rsid="00af2cb5"/>
    </style:style>
    <style:style style:name="T53" style:family="text">
      <style:text-properties fo:text-shadow="1pt 1pt" officeooo:rsid="00b0a36a"/>
    </style:style>
    <style:style style:name="T54" style:family="text">
      <style:text-properties fo:text-shadow="none"/>
    </style:style>
    <style:style style:name="T55" style:family="text">
      <style:text-properties fo:text-shadow="none" officeooo:rsid="00d3510f"/>
    </style:style>
    <style:style style:name="T56" style:family="text">
      <style:text-properties fo:text-shadow="none" style:text-underline-style="none" fo:font-weight="bold" style:font-weight-asian="bold" style:font-weight-complex="bold"/>
    </style:style>
    <style:style style:name="T57" style:family="text">
      <style:text-properties style:text-outline="false" style:font-name="FreeSans" fo:font-size="11pt" fo:font-style="italic" fo:text-shadow="none" fo:font-weight="normal" style:font-size-asian="11pt" style:font-style-asian="italic" style:font-weight-asian="normal" style:font-size-complex="11pt" style:font-style-complex="italic" style:font-weight-complex="normal"/>
    </style:style>
    <style:style style:name="T58" style:family="text">
      <style:text-properties style:text-outline="false" style:font-name="FreeSans" fo:font-size="11pt" fo:font-style="italic" fo:text-shadow="none" fo:font-weight="normal" officeooo:rsid="00c8fa13" style:font-size-asian="11pt" style:font-style-asian="italic" style:font-weight-asian="normal" style:font-size-complex="11pt" style:font-style-complex="italic" style:font-weight-complex="normal"/>
    </style:style>
    <style:style style:name="T59" style:family="text">
      <style:text-properties style:text-outline="false" style:font-name="FreeSans" fo:font-size="11pt" fo:font-style="italic" fo:text-shadow="none" fo:font-weight="normal" officeooo:rsid="00c97eb5" style:font-size-asian="11pt" style:font-style-asian="italic" style:font-weight-asian="normal" style:font-size-complex="11pt" style:font-style-complex="italic" style:font-weight-complex="normal"/>
    </style:style>
    <style:style style:name="T60" style:family="text">
      <style:text-properties style:text-outline="false" style:font-name="FreeSans" fo:font-size="11pt" fo:font-style="italic" fo:text-shadow="1pt 1pt" fo:font-weight="normal" style:font-size-asian="11pt" style:font-style-asian="italic" style:font-weight-asian="normal" style:font-size-complex="11pt" style:font-style-complex="italic" style:font-weight-complex="normal"/>
    </style:style>
    <style:style style:name="T61" style:family="text">
      <style:text-properties style:text-outline="false" style:font-name="FreeSans" fo:font-size="11pt" fo:font-style="italic" fo:text-shadow="1pt 1pt" fo:font-weight="normal" officeooo:rsid="00c91742" style:font-size-asian="11pt" style:font-style-asian="italic" style:font-weight-asian="normal" style:font-size-complex="11pt" style:font-style-complex="italic" style:font-weight-complex="normal"/>
    </style:style>
    <style:style style:name="T62" style:family="text">
      <style:text-properties style:text-outline="false" fo:text-shadow="1pt 1pt" fo:font-weight="normal" officeooo:rsid="00a601f2" style:font-weight-asian="normal" style:font-weight-complex="normal"/>
    </style:style>
    <style:style style:name="T63" style:family="text">
      <style:text-properties officeooo:rsid="00bff2f3"/>
    </style:style>
    <style:style style:name="T64" style:family="text">
      <style:text-properties officeooo:rsid="00cbfe64"/>
    </style:style>
    <style:style style:name="T65" style:family="text">
      <style:text-properties officeooo:rsid="00d02019"/>
    </style:style>
    <style:style style:name="T66" style:family="text">
      <style:text-properties fo:color="#405e01" style:text-outline="false" style:text-position="super 58%" style:font-name="FreeSans" fo:font-style="normal" fo:text-shadow="none" fo:font-weight="bold" officeooo:rsid="00d2d135" style:font-style-asian="normal" style:font-weight-asian="bold" style:font-style-complex="normal" style:font-weight-complex="bold"/>
    </style:style>
    <style:style style:name="T67" style:family="text">
      <style:text-properties fo:color="#405e01" style:text-outline="false" style:text-position="super 58%" fo:font-size="12pt" fo:font-style="normal" fo:text-shadow="none" style:text-underline-style="none" fo:font-weight="bold" officeooo:rsid="00d2d135" style:font-size-asian="12pt" style:font-style-asian="normal" style:font-weight-asian="bold" style:font-size-complex="12pt" style:font-style-complex="normal" style:font-weight-complex="bold"/>
    </style:style>
    <style:style style:name="T68" style:family="text">
      <style:text-properties fo:color="#405e01" style:text-position="super 58%" fo:font-size="12pt" fo:font-style="normal" style:text-underline-style="none" fo:font-weight="bold" officeooo:rsid="00d2d135" style:font-size-asian="12pt" style:font-style-asian="normal" style:font-weight-asian="bold" style:font-size-complex="12pt" style:font-style-complex="normal" style:font-weight-complex="bold"/>
    </style:style>
    <style:style style:name="T69" style:family="text">
      <style:text-properties officeooo:rsid="00d3510f"/>
    </style:style>
    <style:style style:name="T70" style:family="text">
      <style:text-properties style:font-name="Lora" fo:font-size="25pt" fo:font-style="italic" fo:text-shadow="none" style:text-underline-style="none" fo:font-weight="normal" officeooo:rsid="0032e368" style:font-size-asian="25pt" style:font-style-asian="italic" style:font-weight-asian="normal" style:font-size-complex="25pt" style:font-style-complex="italic" style:font-weight-complex="normal"/>
    </style:style>
    <style:style style:name="T71" style:family="text">
      <style:text-properties officeooo:rsid="00e14778"/>
    </style:style>
    <style:style style:name="T72" style:family="text">
      <style:text-properties officeooo:rsid="00e2efb8"/>
    </style:style>
    <style:style style:name="T73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107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9" draw:name="Shape2" draw:style-name="gr4" draw:text-style-name="P107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88">Caso de prueba <text:span text:style-name="T69">CP01: </text:span><text:span text:style-name="T55">Funcionalidad de ABM de gestores de formularios</text:span></text:p>
      <text:p text:style-name="P86"><draw:frame draw:style-name="fr2" draw:name="Image1" text:anchor-type="as-char" svg:width="14.6cm" svg:height="6.6cm" draw:z-index="11"><draw:image xlink:href="Pictures/1000020100000226000000FA04E233DC2B932CD2.png" xlink:type="simple" xlink:show="embed" xlink:actuate="onLoad" loext:mime-type="image/png"/></draw:frame></text:p>
      <text:p text:style-name="P87"><text:span text:style-name="T8">Proyecto </text:span><text:span text:style-name="T5">Colibrí</text:span></text:p>
      <text:p text:style-name="P73"/>
      <text:p text:style-name="P75">Asignatura</text:p>
      <text:p text:style-name="P73">Laboratorio de desarrollo de software</text:p>
      <text:p text:style-name="P73"/>
      <text:p text:style-name="P75">Autor</text:p>
      <text:p text:style-name="P74">Cinthia Lima</text:p>
      <text:p text:style-name="P73"/>
      <text:p text:style-name="P75">Fecha de redacción</text:p>
      <text:p text:style-name="P73"><text:span text:style-name="T2">10</text:span>/<text:span text:style-name="T2">11</text:span>/<text:span text:style-name="T2">2017</text:span></text:p>
      <text:p text:style-name="P93"><draw:custom-shape text:anchor-type="paragraph" draw:z-index="1" draw:name="Shape1" draw:style-name="gr2" draw:text-style-name="P108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110" svg:width="6.501cm" svg:height="18.5cm" svg:x="0.499cm" svg:y="0.75cm"><draw:text-box><text:p text:style-name="P109"><text:span text:style-name="T73">En <text:s/>este documento se establecen de manera precisa las condiciones de ejecución, las entradas y salidas esperadas de los diferentes casos de pruebas.</text:span></text:p></draw:text-box></draw:frame></text:p>
      <text:p text:style-name="P95">Índice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">Descripción general</text:p>
          </table:table-cell>
          <table:table-cell table:style-name="Table5.A1" office:value-type="string">
            <text:p text:style-name="P69">Página 4</text:p>
          </table:table-cell>
        </table:table-row>
        <table:table-row>
          <table:table-cell table:style-name="Table5.A1" office:value-type="string">
            <text:p text:style-name="P5">Condiciones de ejecución</text:p>
          </table:table-cell>
          <table:table-cell table:style-name="Table5.A1" office:value-type="string">
            <text:p text:style-name="P69">Página 4</text:p>
          </table:table-cell>
        </table:table-row>
        <table:table-row>
          <table:table-cell table:style-name="Table5.A1" office:value-type="string">
            <text:p text:style-name="P5">Entrada</text:p>
          </table:table-cell>
          <table:table-cell table:style-name="Table5.A1" office:value-type="string">
            <text:p text:style-name="P69">Página 4 y 5</text:p>
          </table:table-cell>
        </table:table-row>
        <table:table-row>
          <table:table-cell table:style-name="Table5.A1" office:value-type="string">
            <text:p text:style-name="P5">Resultado esperado</text:p>
          </table:table-cell>
          <table:table-cell table:style-name="Table5.A1" office:value-type="string">
            <text:p text:style-name="P69">Página 5</text:p>
          </table:table-cell>
        </table:table-row>
        <table:table-row>
          <table:table-cell table:style-name="Table5.A1" office:value-type="string">
            <text:p text:style-name="P5">Evaluación de la prueba</text:p>
          </table:table-cell>
          <table:table-cell table:style-name="Table5.A1" office:value-type="string">
            <text:p text:style-name="P70">Página 5</text:p>
          </table:table-cell>
        </table:table-row>
        <table:table-row>
          <table:table-cell table:style-name="Table5.A1" office:value-type="string">
            <text:p text:style-name="P5">Tabla de Caso de prueba</text:p>
          </table:table-cell>
          <table:table-cell table:style-name="Table5.A1" office:value-type="string">
            <text:p text:style-name="P71">Página 6, 7 y 8</text:p>
          </table:table-cell>
        </table:table-row>
      </table:table>
      <text:p text:style-name="P94"><text:span text:style-name="T70">CP01: “Funcionalidad de ABM gestores de formularios</text:span><text:span text:style-name="T56">”</text:span></text:p>
      <text:p text:style-name="P89">Descripción <text:span text:style-name="T9">general</text:span></text:p>
      <text:p text:style-name="P79">Mediante este caso de prueba se buscar verificar el correcto funcionamiento de la inserción, eliminación y modificación de gestores de formularios <text:span text:style-name="T25">del CU09 : “ABM de gestores de formularios”</text:span>. <text:span text:style-name="T22">Probando cada funcionalidad de manera individual probando con varias posibilidades de entradas.</text:span></text:p>
      <text:p text:style-name="P76"/>
      <text:p text:style-name="P90">Condiciones de ejecución</text:p>
      <text:p text:style-name="P80">Para la ejecución de este caso de prueba debe existir una base de datos <text:span text:style-name="T10">implementada en un servidor</text:span> que posea las entidades “WorkFlow Usuario” y “Gestor de formularios”.</text:p>
      <text:p text:style-name="P82">También se debe hacer el previo inicio de sesión con permisos de administrador para <text:span text:style-name="T14">poder acceder a las funcionalidades antes mencionadas.</text:span></text:p>
      <text:p text:style-name="P77"/>
      <text:p text:style-name="P91">Entrada</text:p>
      <text:p text:style-name="P81">Se realizaran 3 secuencias de pruebas, una para cada funcionalidad del ABM (Alta, Baja y Modificación <text:span text:style-name="T11">de gestores de formularios</text:span>)</text:p>
      <text:p text:style-name="P82">Se <text:span text:style-name="T15">describirán tres paso a paso para cada funcionalidad:</text:span></text:p>
      <text:list xml:id="list1479999516" text:style-name="L1">
        <text:list-item>
          <text:p text:style-name="P96">Alta de gestor de formularios</text:p>
          <text:list>
            <text:list-item>
              <text:p text:style-name="P97">Paso 1: <text:span text:style-name="T16">Se ingresa al sistema Colibrí con un usuario con permisos de administrador.</text:span></text:p>
            </text:list-item>
            <text:list-item>
              <text:p text:style-name="P97">Paso 2: <text:span text:style-name="T17">Se listan los gestores de formularios.</text:span></text:p>
            </text:list-item>
            <text:list-item>
              <text:p text:style-name="P97">Paso 3: <text:span text:style-name="T17">Se selecciona la opción para dar de alta a un gestor de formularios.</text:span></text:p>
            </text:list-item>
            <text:list-item>
              <text:p text:style-name="P98">Paso 4: <text:span text:style-name="T20">Se abre la ventana para buscar a un usuario.</text:span></text:p>
            </text:list-item>
            <text:list-item>
              <text:p text:style-name="P101">Paso 5: Se buscar mediante el correo al usuario que se desea dar de alta.</text:p>
            </text:list-item>
            <text:list-item>
              <text:p text:style-name="P102">Paso <text:span text:style-name="T20">6</text:span> : Se selecciona del resultado de búsqueda el usuario que se desea dar de alta.</text:p>
            </text:list-item>
            <text:list-item>
              <text:p text:style-name="P102"><text:soft-page-break/>Paso <text:span text:style-name="T20">7</text:span>: Se completa el formulario con los campos definidos en el mismo con “datos de prueba”</text:p>
            </text:list-item>
            <text:list-item>
              <text:p text:style-name="P104">Paso <text:span text:style-name="T20">8</text:span>: Se da de alta al nuevo gestor de formularios.</text:p>
            </text:list-item>
          </text:list>
        </text:list-item>
        <text:list-item>
          <text:p text:style-name="P96">Baja de gestor de formularios</text:p>
          <text:list>
            <text:list-item>
              <text:p text:style-name="P99">Paso 1: <text:span text:style-name="T16">Se ingresa al sistema Colibrí con un usuario con permisos de administrador.</text:span></text:p>
            </text:list-item>
            <text:list-item>
              <text:p text:style-name="P99">Paso 2: <text:span text:style-name="T17">Se listan los gestores de formularios.</text:span></text:p>
            </text:list-item>
            <text:list-item>
              <text:p text:style-name="P99">Paso 3: <text:span text:style-name="T17">Se selecciona la opción para dar de baja a un gestor de formularios.</text:span></text:p>
            </text:list-item>
            <text:list-item>
              <text:p text:style-name="P101">Paso 4: Se abre una dialogo para confirmar la baja de un gestor</text:p>
            </text:list-item>
            <text:list-item>
              <text:p text:style-name="P99">Paso <text:span text:style-name="T20">5</text:span>: <text:span text:style-name="T18">Se da de baja al gestor de formularios.</text:span></text:p>
            </text:list-item>
          </text:list>
        </text:list-item>
        <text:list-item>
          <text:p text:style-name="P96">Modificar gestor de formularios</text:p>
          <text:list>
            <text:list-item>
              <text:p text:style-name="P100">Paso 1: <text:span text:style-name="T16">Se ingresa al sistema Colibrí con un usuario con permisos de administrador.</text:span></text:p>
            </text:list-item>
            <text:list-item>
              <text:p text:style-name="P100">Paso 2: <text:span text:style-name="T17">Se listan los gestores de formularios.</text:span></text:p>
            </text:list-item>
            <text:list-item>
              <text:p text:style-name="P100">Paso 3: <text:span text:style-name="T17">Se selecciona la opción para modificar a un gestor de formularios.</text:span></text:p>
            </text:list-item>
            <text:list-item>
              <text:p text:style-name="P106">Paso 4: Se abre la ventana para modificar los campos del gestor de formularios.</text:p>
            </text:list-item>
            <text:list-item>
              <text:p text:style-name="P103">Paso 5: Se modifican los campos que se desean modificar.</text:p>
            </text:list-item>
            <text:list-item>
              <text:p text:style-name="P105">Paso <text:span text:style-name="T21">6</text:span>: Se <text:span text:style-name="T19">guardan los cambios de las modificaciones.</text:span></text:p>
            </text:list-item>
          </text:list>
        </text:list-item>
      </text:list>
      <text:p text:style-name="P83"/>
      <text:p text:style-name="P91">Resultado esperado</text:p>
      <text:p text:style-name="P84">Poder realizar la alta, baja y modificación de un <text:span text:style-name="T24">gestor de formularios de manera exitosa.</text:span></text:p>
      <text:p text:style-name="P78"/>
      <text:p text:style-name="P91">Evaluación de la prueba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8">Pendiente de prueba</text:p>
          </table:table-cell>
          <table:table-cell table:style-name="Table4.A1" office:value-type="string">
            <text:p text:style-name="P8">Realizado con éxito</text:p>
          </table:table-cell>
          <table:table-cell table:style-name="Table4.C1" office:value-type="string">
            <text:p text:style-name="P8">Realizado sin éxito</text:p>
          </table:table-cell>
        </table:table-row>
        <table:table-row>
          <table:table-cell table:style-name="Table4.A2" office:value-type="string">
            <text:p text:style-name="P9">x</text:p>
          </table:table-cell>
          <table:table-cell table:style-name="Table4.B2" office:value-type="string">
            <text:p text:style-name="P10"/>
          </table:table-cell>
          <table:table-cell table:style-name="Table4.C2" office:value-type="string">
            <text:p text:style-name="P11"/>
          </table:table-cell>
        </table:table-row>
      </table:table>
      <text:p text:style-name="P85">CP01 : Funcionalidad de ABM gestores de formulario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3" office:value-type="string">
            <text:p text:style-name="P17"><text:span text:style-name="T4">Proyecto:</text:span> <text:span text:style-name="T23">Colibrí</text:span></text:p>
          </table:table-cell>
          <table:covered-table-cell/>
          <table:covered-table-cell/>
          <table:table-cell table:style-name="Table1.D1" table:number-columns-spanned="2" office:value-type="string">
            <text:p text:style-name="P18"><text:span text:style-name="T4">Nivel de prueba:</text:span> <text:span text:style-name="T29">1</text:span></text:p>
          </table:table-cell>
          <table:covered-table-cell/>
        </table:table-row>
        <table:table-row>
          <table:table-cell table:style-name="Table1.A6" table:number-columns-spanned="3" office:value-type="string">
            <text:p text:style-name="P18"><text:span text:style-name="T4">ID Caso de uso:</text:span> <text:span text:style-name="T26">CU09 → Incluye: CU010, CU11, CU12</text:span></text:p>
          </table:table-cell>
          <table:covered-table-cell/>
          <table:covered-table-cell/>
          <table:table-cell table:style-name="Table1.D2" table:number-columns-spanned="2" office:value-type="string">
            <text:p text:style-name="P18"><text:span text:style-name="T4">Tipo</text:span><text:span text:style-name="T7">s</text:span><text:span text:style-name="T4"> de pru</text:span><text:span text:style-name="T6">e</text:span><text:span text:style-name="T4">ba</text:span><text:span text:style-name="T7">s</text:span><text:span text:style-name="T4">:</text:span> <text:span text:style-name="T35">Prueba de funcionalidad y Pruebas de interfaz</text:span></text:p>
          </table:table-cell>
          <table:covered-table-cell/>
        </table:table-row>
        <table:table-row>
          <table:table-cell table:style-name="Table1.A6" table:number-columns-spanned="3" office:value-type="string">
            <text:p text:style-name="P19"><text:span text:style-name="T4">ID Requerimiento:</text:span> <text:span text:style-name="T27">RF07, RF08, RF09</text:span></text:p>
          </table:table-cell>
          <table:covered-table-cell/>
          <table:covered-table-cell/>
          <table:table-cell table:style-name="Table1.D3" table:number-columns-spanned="2" office:value-type="string">
            <text:p text:style-name="P20"><text:span text:style-name="T4">Autor de Caso de prueba:</text:span> <text:span text:style-name="T28">Cinthia Lima</text:span></text:p>
          </table:table-cell>
          <table:covered-table-cell/>
        </table:table-row>
        <text:soft-page-break/>
        <table:table-row>
          <table:table-cell table:style-name="Table1.A6" table:number-columns-spanned="3" office:value-type="string">
            <text:p text:style-name="P20"><text:span text:style-name="T4">Nombre Escenario:</text:span> <text:span text:style-name="T28">Escenario principal</text:span></text:p>
          </table:table-cell>
          <table:covered-table-cell/>
          <table:covered-table-cell/>
          <table:table-cell table:style-name="Table1.D4" table:number-columns-spanned="2" office:value-type="string">
            <text:p text:style-name="P20"><text:span text:style-name="T4">Nombre del Probador:</text:span> <text:span text:style-name="T28">Cinthia Lima</text:span></text:p>
          </table:table-cell>
          <table:covered-table-cell/>
        </table:table-row>
        <table:table-row table:style-name="Table1.5">
          <table:table-cell table:style-name="Table1.A6" table:number-columns-spanned="3" office:value-type="string">
            <text:p text:style-name="P20"><text:span text:style-name="T4">Versión del Caso de prueba: </text:span><text:span text:style-name="T32">1.0</text:span></text:p>
          </table:table-cell>
          <table:covered-table-cell/>
          <table:covered-table-cell/>
          <table:table-cell table:style-name="Table1.D5" office:value-type="string">
            <text:p text:style-name="P62">Fecha de creación:</text:p>
          </table:table-cell>
          <table:table-cell table:style-name="Table1.E5" office:value-type="string">
            <text:p text:style-name="P62">Fecha de ejecución:</text:p>
          </table:table-cell>
        </table:table-row>
        <table:table-row>
          <table:table-cell table:style-name="Table1.A6" table:number-columns-spanned="3" office:value-type="string">
            <text:p text:style-name="P62">Nombre Caso de prueba: <text:span text:style-name="T31">Funcionalidad de ABM gestores de formularios</text:span></text:p>
          </table:table-cell>
          <table:covered-table-cell/>
          <table:covered-table-cell/>
          <table:table-cell table:style-name="Table1.D6" office:value-type="string">
            <text:p text:style-name="P21"><text:span text:style-name="T34">09</text:span>/<text:span text:style-name="T34">11</text:span>/<text:span text:style-name="T34">17</text:span></text:p>
          </table:table-cell>
          <table:table-cell table:style-name="Table1.E6" office:value-type="string">
            <text:p text:style-name="P21"><text:span text:style-name="T71">14</text:span>/<text:span text:style-name="T71">11</text:span>/<text:span text:style-name="T71">17</text:span></text:p>
          </table:table-cell>
        </table:table-row>
        <table:table-row table:style-name="Table1.7">
          <table:table-cell table:style-name="Table1.A7" table:number-columns-spanned="5" office:value-type="string">
            <text:p text:style-name="P63">Condiciones para que se ejecute el Caso de prueb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5" office:value-type="string">
            <text:p text:style-name="P22">Se deben tener una computadora con acceso <text:span text:style-name="T36">al modulo a probar</text:span>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9" table:number-columns-spanned="5" office:value-type="string">
            <text:p text:style-name="P23">Se debe tener una <text:span text:style-name="T37">base de datos</text:span> creada para poder hacer las respectivas prueba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5" office:value-type="string">
            <text:p text:style-name="P24"><text:span text:style-name="T50">Los módulos necesarios para la ejecución del caso de prueba deben</text:span> debe poder conectarse a la base de datos.</text:p>
          </table:table-cell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1" office:value-type="string">
            <text:p text:style-name="P63">N.º Paso </text:p>
          </table:table-cell>
          <table:table-cell table:style-name="Table1.A11" office:value-type="string">
            <text:p text:style-name="P63">Condición</text:p>
          </table:table-cell>
          <table:table-cell table:style-name="Table1.A11" office:value-type="string">
            <text:p text:style-name="P63">Valores</text:p>
          </table:table-cell>
          <table:table-cell table:style-name="Table1.A11" office:value-type="string">
            <text:p text:style-name="P63">Resultado Esperado</text:p>
          </table:table-cell>
          <table:table-cell table:style-name="Table1.A7" office:value-type="string">
            <text:p text:style-name="P63">Resultado Obtenido</text:p>
          </table:table-cell>
        </table:table-row>
        <table:table-row table:style-name="Table1.12">
          <table:table-cell table:style-name="Table1.A12" table:number-columns-spanned="5" office:value-type="string">
            <text:p text:style-name="P25">Al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3" office:value-type="string">
            <text:p text:style-name="P27">1</text:p>
          </table:table-cell>
          <table:table-cell table:style-name="Table1.B23" office:value-type="string">
            <text:p text:style-name="P29">Se debe mostrar al usuario buscado para dar de alta</text:p>
          </table:table-cell>
          <table:table-cell table:style-name="Table1.C23" office:value-type="string">
            <text:p text:style-name="P18"><text:span text:style-name="T62">datoBusqueda</text:span><text:span text:style-name="T45"> = </text:span><text:span text:style-name="T38">arielmachini.pruebas@gmail.com</text:span></text:p>
          </table:table-cell>
          <table:table-cell table:style-name="Table1.D13" office:value-type="string">
            <text:p text:style-name="P30">Se muestre una lista con el usuario Ariel Machini con correo <text:span text:style-name="T38">arielmachini.pruebas@gmail.com.</text:span> </text:p>
          </table:table-cell>
          <table:table-cell table:style-name="Table1.E13" office:value-type="string">
            <text:p text:style-name="P61">Se mostró una lista con una única tupla con el correo arielmachini.pruebas@gmail.com</text:p>
          </table:table-cell>
        </table:table-row>
        <table:table-row>
          <table:table-cell table:style-name="Table1.A23" office:value-type="string">
            <text:p text:style-name="P31">1.1</text:p>
          </table:table-cell>
          <table:table-cell table:style-name="Table1.B23" office:value-type="string">
            <text:p text:style-name="P28">Se debe ver reflejada en la base de datos la creación del <text:span text:style-name="T44">nuevo gestor de formularios</text:span>.</text:p>
          </table:table-cell>
          <table:table-cell table:style-name="Table1.C23" office:value-type="string">
            <text:p text:style-name="P14"><text:span text:style-name="T61">c</text:span><text:span text:style-name="T60">orreo</text:span><text:span text:style-name="T66">1</text:span><text:span text:style-name="T58">= </text:span><text:a xlink:type="simple" xlink:href="mailto:arielmachini.pruebas@gmail.com" text:style-name="Internet_20_link" text:visited-style-name="Visited_20_Internet_20_Link"><text:span text:style-name="T42">arielmachini.</text:span></text:a></text:p>
            <text:p text:style-name="P14"><text:a xlink:type="simple" xlink:href="mailto:arielmachini.pruebas@gmail.com" text:style-name="Internet_20_link" text:visited-style-name="Visited_20_Internet_20_Link"><text:span text:style-name="T42">pruebas@gmail.com</text:span></text:a></text:p>
            <text:p text:style-name="P68"><text:span text:style-name="T41">n</text:span><text:span text:style-name="T40">ombre</text:span><text:span text:style-name="T68">2</text:span><text:span text:style-name="T38"> = Ariel Machini</text:span></text:p>
            <text:p text:style-name="P32"><text:span text:style-name="T40">cantidad-limite</text:span><text:span text:style-name="T38"> = 5</text:span></text:p>
            <text:p text:style-name="P54"><text:span text:style-name="T40">permanente</text:span><text:span text:style-name="T38"> = -</text:span><text:span text:style-name="T67">3</text:span></text:p>
            <text:p text:style-name="P32"><text:span text:style-name="T40">libertad</text:span><text:span text:style-name="T38"> = Si</text:span></text:p>
          </table:table-cell>
          <table:table-cell table:style-name="Table1.D23" office:value-type="string">
            <text:p text:style-name="P34">Creación de gestor de formulario en la BD con éxito.</text:p>
          </table:table-cell>
          <table:table-cell table:style-name="Table1.E23" office:value-type="string">
            <text:p text:style-name="P61"/>
          </table:table-cell>
        </table:table-row>
        <table:table-row>
          <table:table-cell table:style-name="Table1.A23" office:value-type="string">
            <text:p text:style-name="P31">1.2</text:p>
          </table:table-cell>
          <table:table-cell table:style-name="Table1.B23" office:value-type="string">
            <text:p text:style-name="P28">Se debe ver reflejada en la base de datos la creación del <text:span text:style-name="T44">nuevo gestor de formularios</text:span>.</text:p>
          </table:table-cell>
          <table:table-cell table:style-name="Table1.C23" office:value-type="string">
            <text:p text:style-name="P12"><text:span text:style-name="T60">correo</text:span><text:span text:style-name="T57"> = </text:span><text:a xlink:type="simple" xlink:href="mailto:arielmachini.pruebas@gmail.com" text:style-name="Internet_20_link" text:visited-style-name="Visited_20_Internet_20_Link"><text:span text:style-name="T42">arielmachini.pruebas@gmail.com</text:span></text:a></text:p>
            <text:p text:style-name="P66"><text:span text:style-name="T41">n</text:span><text:span text:style-name="T40">ombre</text:span><text:span text:style-name="T38"> = Ariel Machini</text:span></text:p>
            <text:p text:style-name="P32"><text:span text:style-name="T40">cantidad-limite</text:span><text:span text:style-name="T38"> = -</text:span></text:p>
            <text:p text:style-name="P52"><text:span text:style-name="T40">permanente</text:span><text:span text:style-name="T38"> = </text:span><text:span text:style-name="T39">‘Si’</text:span></text:p>
            <text:p text:style-name="P32"><text:span text:style-name="T40">libertad</text:span><text:span text:style-name="T38"> = Si</text:span></text:p>
          </table:table-cell>
          <table:table-cell table:style-name="Table1.D23" office:value-type="string">
            <text:p text:style-name="P36">Creación de gestor de formulario en la BD con éxito.</text:p>
          </table:table-cell>
          <table:table-cell table:style-name="Table1.E23" office:value-type="string">
            <text:p text:style-name="P18"/>
          </table:table-cell>
        </table:table-row>
        <table:table-row>
          <table:table-cell table:style-name="Table1.A23" office:value-type="string">
            <text:p text:style-name="P55">1.3</text:p>
          </table:table-cell>
          <table:table-cell table:style-name="Table1.B23" office:value-type="string">
            <text:p text:style-name="P28">Se debe ver reflejada en la base de datos la creación del <text:span text:style-name="T44">nuevo gestor de formularios</text:span>.</text:p>
          </table:table-cell>
          <table:table-cell table:style-name="Table1.C23" office:value-type="string">
            <text:p text:style-name="P15"><text:span text:style-name="T60">Correo</text:span><text:span text:style-name="T57"> </text:span><text:span text:style-name="T59">= </text:span><text:a xlink:type="simple" xlink:href="mailto:arielmachini.pruebas@gmail.com" text:style-name="Internet_20_link" text:visited-style-name="Visited_20_Internet_20_Link"><text:span text:style-name="T42">arielmachini.</text:span></text:a></text:p>
            <text:p text:style-name="P15"><text:a xlink:type="simple" xlink:href="mailto:arielmachini.pruebas@gmail.com" text:style-name="Internet_20_link" text:visited-style-name="Visited_20_Internet_20_Link"><text:span text:style-name="T42">pruebas@gmail.com</text:span></text:a></text:p>
            <text:p text:style-name="P67"><text:span text:style-name="T41">n</text:span><text:span text:style-name="T40">ombre</text:span><text:span text:style-name="T38"> = Ariel Machini</text:span></text:p>
            <text:p text:style-name="P33"><text:span text:style-name="T40">cantidad-limite</text:span><text:span text:style-name="T38"> = -</text:span></text:p>
            <text:p text:style-name="P53"><text:span text:style-name="T40">permanente</text:span><text:span text:style-name="T38"> = </text:span><text:span text:style-name="T39">-</text:span></text:p>
            <text:p text:style-name="P33"><text:span text:style-name="T40">libertad</text:span><text:span text:style-name="T38"> = Si</text:span></text:p>
          </table:table-cell>
          <table:table-cell table:style-name="Table1.D23" office:value-type="string">
            <text:p text:style-name="P37">Creación de gestor de formulario en la BD con éxito.</text:p>
          </table:table-cell>
          <table:table-cell table:style-name="Table1.E23" office:value-type="string">
            <text:p text:style-name="P18"/>
          </table:table-cell>
        </table:table-row>
        <table:table-row>
          <table:table-cell table:style-name="Table1.A23" office:value-type="string">
            <text:p text:style-name="P56">1.4</text:p>
          </table:table-cell>
          <table:table-cell table:style-name="Table1.B23" office:value-type="string">
            <text:p text:style-name="P28">Se debe ver reflejada en la base de datos la creación del <text:span text:style-name="T44">nuevo gestor de formularios</text:span>.</text:p>
          </table:table-cell>
          <table:table-cell table:style-name="Table1.C23" office:value-type="string">
            <text:p text:style-name="P13"><text:span text:style-name="T60">correo</text:span><text:span text:style-name="T57"> = </text:span><text:a xlink:type="simple" xlink:href="mailto:arielmachini.pruebas@gmail.com" text:style-name="Internet_20_link" text:visited-style-name="Visited_20_Internet_20_Link"><text:span text:style-name="T42">arielmachini.pruebas@gmail.com</text:span></text:a></text:p>
            <text:p text:style-name="P67"><text:span text:style-name="T41">n</text:span><text:span text:style-name="T40">ombre</text:span><text:span text:style-name="T38"> = Ariel Machini</text:span></text:p>
            <text:p text:style-name="P33"><text:span text:style-name="T40">cantidad-limite</text:span><text:span text:style-name="T38"> = -</text:span></text:p>
            <text:p text:style-name="P53"><text:soft-page-break/><text:span text:style-name="T40">permanente</text:span><text:span text:style-name="T38"> = </text:span><text:span text:style-name="T39">-</text:span></text:p>
            <text:p text:style-name="P33"><text:span text:style-name="T40">libertad </text:span><text:span text:style-name="T38">= -</text:span></text:p>
          </table:table-cell>
          <table:table-cell table:style-name="Table1.D23" office:value-type="string">
            <text:p text:style-name="P37">Creación de gestor de formulario en la BD con éxito.</text:p>
          </table:table-cell>
          <table:table-cell table:style-name="Table1.E23" office:value-type="string">
            <text:p text:style-name="P18"/>
          </table:table-cell>
        </table:table-row>
        <table:table-row table:style-name="Table1.18">
          <table:table-cell table:style-name="Table1.A12" table:number-columns-spanned="5" office:value-type="string">
            <text:p text:style-name="P26">Modificació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3" office:value-type="string">
            <text:p text:style-name="P40">1</text:p>
          </table:table-cell>
          <table:table-cell table:style-name="Table1.B23" office:value-type="string">
            <text:p text:style-name="P41">Se debe ver los cambios realizados en la BD.</text:p>
          </table:table-cell>
          <table:table-cell table:style-name="Table1.C23" office:value-type="string">
            <text:p text:style-name="P44"><text:span text:style-name="T52">cantidad-limite</text:span><text:span text:style-name="T48"> = 2</text:span></text:p>
            <text:p text:style-name="P58"><text:span text:style-name="T52">p</text:span><text:span text:style-name="T51">ermanente </text:span><text:span text:style-name="T54">= -</text:span></text:p>
            <text:p text:style-name="P44"><text:span text:style-name="T52">libertad</text:span><text:span text:style-name="T48"> = No</text:span></text:p>
            <text:p text:style-name="P58"/>
          </table:table-cell>
          <table:table-cell table:style-name="Table1.D23" office:value-type="string">
            <text:p text:style-name="P35"><text:span text:style-name="T49">Modificación de los campo </text:span><text:span text:style-name="T13">cantidad-limite</text:span><text:span text:style-name="T49"> , </text:span><text:span text:style-name="T13">permanente</text:span><text:span text:style-name="T49"> y <text:s/></text:span><text:span text:style-name="T13">libertad</text:span> de<text:span text:style-name="T65">l</text:span> gestor de formulario en la BD con éxito.</text:p>
          </table:table-cell>
          <table:table-cell table:style-name="Table1.E23" office:value-type="string">
            <text:p text:style-name="P18"/>
          </table:table-cell>
        </table:table-row>
        <table:table-row>
          <table:table-cell table:style-name="Table1.A23" office:value-type="string">
            <text:p text:style-name="P60">2</text:p>
          </table:table-cell>
          <table:table-cell table:style-name="Table1.B23" office:value-type="string">
            <text:p text:style-name="P43">Se debe ver los cambios realizados en la BD.</text:p>
          </table:table-cell>
          <table:table-cell table:style-name="Table1.C23" office:value-type="string">
            <text:p text:style-name="P45"><text:span text:style-name="T52">cantidad-limite</text:span><text:span text:style-name="T48"> = 2</text:span></text:p>
            <text:p text:style-name="P59"><text:span text:style-name="T52">p</text:span><text:span text:style-name="T51">ermanente </text:span><text:span text:style-name="T54">= -</text:span></text:p>
            <text:p text:style-name="P45"><text:span text:style-name="T52">libertad</text:span><text:span text:style-name="T48"> = ‘Si’</text:span></text:p>
          </table:table-cell>
          <table:table-cell table:style-name="Table1.D23" office:value-type="string">
            <text:p text:style-name="P39"><text:span text:style-name="T49">Modificación de los campo </text:span><text:span text:style-name="T13">cantidad-limite</text:span><text:span text:style-name="T49"> , </text:span><text:span text:style-name="T13">permanente</text:span><text:span text:style-name="T49"> y <text:s/></text:span><text:span text:style-name="T13">libertad</text:span> de<text:span text:style-name="T65">l</text:span> gestor de formulario en la BD con éxito.</text:p>
          </table:table-cell>
          <table:table-cell table:style-name="Table1.E23" office:value-type="string">
            <text:p text:style-name="P18"/>
          </table:table-cell>
        </table:table-row>
        <table:table-row>
          <table:table-cell table:style-name="Table1.A23" office:value-type="string">
            <text:p text:style-name="P60">3</text:p>
          </table:table-cell>
          <table:table-cell table:style-name="Table1.B23" office:value-type="string">
            <text:p text:style-name="P42">Se debe ver los cambios realizados en la BD.</text:p>
          </table:table-cell>
          <table:table-cell table:style-name="Table1.C23" office:value-type="string">
            <text:p text:style-name="P57">cantidad-limite = 2</text:p>
          </table:table-cell>
          <table:table-cell table:style-name="Table1.D23" office:value-type="string">
            <text:p text:style-name="P38"><text:span text:style-name="T49">Modificación del campo </text:span><text:span text:style-name="T13">cantidad-limite</text:span><text:span text:style-name="T53"> </text:span>de gestor de formulario en la BD con éxito.</text:p>
          </table:table-cell>
          <table:table-cell table:style-name="Table1.E23" office:value-type="string">
            <text:p text:style-name="P18"/>
          </table:table-cell>
        </table:table-row>
        <table:table-row>
          <table:table-cell table:style-name="Table1.A23" office:value-type="string">
            <text:p text:style-name="P60">4</text:p>
          </table:table-cell>
          <table:table-cell table:style-name="Table1.B23" office:value-type="string">
            <text:p text:style-name="P42">Se debe ver los cambios realizados en la BD.</text:p>
          </table:table-cell>
          <table:table-cell table:style-name="Table1.C23" office:value-type="string">
            <text:p text:style-name="P57"><text:span text:style-name="T63">l</text:span>ibertad = No</text:p>
          </table:table-cell>
          <table:table-cell table:style-name="Table1.D23" office:value-type="string">
            <text:p text:style-name="P38"><text:span text:style-name="T49">Modificación del campo </text:span><text:span text:style-name="T13">libertad</text:span> de gestor de formulario en la BD con éxito.</text:p>
          </table:table-cell>
          <table:table-cell table:style-name="Table1.E23" office:value-type="string">
            <text:p text:style-name="P18"/>
          </table:table-cell>
        </table:table-row>
        <table:table-row>
          <table:table-cell table:style-name="Table1.A23" office:value-type="string">
            <text:p text:style-name="P60">5</text:p>
          </table:table-cell>
          <table:table-cell table:style-name="Table1.B23" office:value-type="string">
            <text:p text:style-name="P42">Se debe ver los cambios realizados en la BD.</text:p>
          </table:table-cell>
          <table:table-cell table:style-name="Table1.C23" office:value-type="string">
            <text:p text:style-name="P57"><text:span text:style-name="T64">permanente</text:span> = ‘<text:span text:style-name="T64">Si’</text:span></text:p>
          </table:table-cell>
          <table:table-cell table:style-name="Table1.D23" office:value-type="string">
            <text:p text:style-name="P38"><text:span text:style-name="T49">Modificación del campo </text:span><text:span text:style-name="T13">permanente</text:span><text:span text:style-name="T12"> </text:span>de gestor de formulario en la BD con éxito.</text:p>
          </table:table-cell>
          <table:table-cell table:style-name="Table1.E23" office:value-type="string">
            <text:p text:style-name="P18"/>
          </table:table-cell>
        </table:table-row>
        <table:table-row table:style-name="Table1.24">
          <table:table-cell table:style-name="Table1.A12" table:number-columns-spanned="5" office:value-type="string">
            <text:p text:style-name="P26">Baj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5" office:value-type="string">
            <text:p text:style-name="P46">1</text:p>
          </table:table-cell>
          <table:table-cell table:style-name="Table1.B25" office:value-type="string">
            <text:p text:style-name="P47">Se debe ver reflejada en la <text:s/>BD la baja del gestor de formularios.</text:p>
          </table:table-cell>
          <table:table-cell table:style-name="Table1.C25" office:value-type="string">
            <text:p text:style-name="P48">Solicitud de eliminación <text:span text:style-name="T46">para el gestor Ariel Machini</text:span></text:p>
          </table:table-cell>
          <table:table-cell table:style-name="Table1.D25" office:value-type="string">
            <text:p text:style-name="P49">Eliminación del <text:span text:style-name="T47">gestor especificado en la BD con éxito.</text:span></text:p>
          </table:table-cell>
          <table:table-cell table:style-name="Table1.E25" office:value-type="string">
            <text:p text:style-name="P61">Se elimino con éxito el gestor de formularios seleccionado.</text:p>
          </table:table-cell>
        </table:table-row>
        <table:table-row table:style-name="Table1.26">
          <table:table-cell table:style-name="Table1.A7" table:number-columns-spanned="5" office:value-type="string">
            <text:p text:style-name="P65">Aclaracion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7" table:number-columns-spanned="5" office:value-type="string">
            <text:p text:style-name="P16"><text:span text:style-name="T66">1 </text:span><text:span text:style-name="T43">El valor de la entrada ‘correo’ es obtenido de manera automática.</text:span></text:p>
            <text:p text:style-name="P16"><text:span text:style-name="T66">2 </text:span><text:span text:style-name="T43">El valor de la entrada ‘nombre’ es obtenido de manera automática.</text:span></text:p>
            <text:p text:style-name="P16"><text:span text:style-name="T66">3 </text:span><text:span text:style-name="T43">El valor – significa que la entrada no fue especificada por el usuario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9" table:number-columns-spanned="5" office:value-type="string">
            <text:p text:style-name="P64">Criterios de Aprobación de Caso de prueb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9" table:number-columns-spanned="5" office:value-type="string">
            <text:p text:style-name="P50"><text:span text:style-name="T4">Decisión de Aprobación del Caso de Prueba: <text:s/></text:span><text:span text:style-name="T30">Aprobó: </text:span><text:span text:style-name="T33">x</text:span><text:span text:style-name="T30"> <text:s text:c="3"/>Fallo: _ _ _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0" table:number-columns-spanned="5" office:value-type="string">
            <text:p text:style-name="P51"><text:span text:style-name="T4">Fecha de Aprobación del Caso de Prueba:</text:span> <text:span text:style-name="T72">14</text:span>/<text:span text:style-name="T72">11</text:span>/<text:span text:style-name="T72">2017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9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1fdb9"/>
    </style:style>
    <style:style style:name="MT2" style:family="text">
      <style:text-properties officeooo:rsid="00316b4f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ASOS DE PRUEBA — </text:span>PÁGINA <text:page-number text:select-page="current">7</text:page-number><text:s/>DE <text:page-count>7</text:page-count></text:p>
      </style:header>
      <style:header-first>
        <text:p text:style-name="MP2"><text:span text:style-name="MT2">CASOS DE PRUEBA — </text:span>PÁGINA <text:page-number text:select-page="current">1</text:page-number><text:s/>DE <text:page-count>7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8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0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20-05-21T18:27:04.291736925</dc:date>
    <meta:editing-duration>PT12H12M29S</meta:editing-duration>
    <meta:editing-cycles>165</meta:editing-cycles>
    <meta:generator>LibreOffice/6.0.7.3$Linux_X86_64 LibreOffice_project/00m0$Build-3</meta:generator>
    <dc:creator>Cinthia Lima</dc:creator>
    <meta:document-statistic meta:table-count="5" meta:image-count="3" meta:object-count="0" meta:page-count="7" meta:paragraph-count="172" meta:word-count="1140" meta:character-count="6561" meta:non-whitespace-character-count="5598"/>
  </office:meta>
</office:document-meta>
</file>